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DF00000278B0F423E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20.055cm" table:align="left"/>
    </style:style>
    <style:style style:name="Таблица2.A" style:family="table-column">
      <style:table-column-properties style:column-width="3.625cm"/>
    </style:style>
    <style:style style:name="Таблица2.B" style:family="table-column">
      <style:table-column-properties style:column-width="5.292cm"/>
    </style:style>
    <style:style style:name="Таблица2.C" style:family="table-column">
      <style:table-column-properties style:column-width="6.271cm"/>
    </style:style>
    <style:style style:name="Таблица2.D" style:family="table-column">
      <style:table-column-properties style:column-width="4.868cm"/>
    </style:style>
    <style:style style:name="Таблица2.A1" style:family="table-cell">
      <style:table-cell-properties style:vertical-align="middle" fo:padding="0.049cm" fo:border="none"/>
    </style:style>
    <style:style style:name="Таблица2.D1" style:family="table-cell">
      <style:table-cell-properties fo:padding="0.049cm" fo:border="none"/>
    </style:style>
    <style:style style:name="P1" style:family="paragraph" style:parent-style-name="Preformatted_20_Text">
      <style:text-properties fo:font-size="12pt" style:font-size-asian="12pt" style:font-size-complex="12pt"/>
    </style:style>
    <style:style style:name="P2" style:family="paragraph" style:parent-style-name="Preformatted_20_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Preformatted_20_Text" style:master-page-name="">
      <style:paragraph-properties fo:margin-left="0cm" fo:margin-right="-0.053cm" fo:margin-top="0cm" fo:margin-bottom="0cm" fo:text-indent="-0.079cm" style:auto-text-indent="false" style:page-number="auto"/>
      <style:text-properties fo:font-size="12pt" style:font-size-asian="12pt" style:font-size-complex="12pt"/>
    </style:style>
    <style:style style:name="P4" style:family="paragraph" style:parent-style-name="Preformatted_20_Text">
      <style:paragraph-properties fo:margin-left="0cm" fo:margin-right="-0.053cm" fo:margin-top="0cm" fo:margin-bottom="0cm" fo:text-indent="-0.079cm" style:auto-text-indent="false"/>
      <style:text-properties fo:font-size="12pt" style:font-size-asian="12pt" style:font-size-complex="12pt"/>
    </style:style>
    <style:style style:name="P5" style:family="paragraph" style:parent-style-name="Preformatted_20_Text" style:master-page-name="">
      <style:paragraph-properties fo:margin-left="0cm" fo:margin-right="-0.053cm" fo:margin-top="0cm" fo:margin-bottom="0cm" fo:text-indent="0cm" style:auto-text-indent="false" style:page-number="auto"/>
      <style:text-properties fo:font-size="12pt" fo:language="ru" fo:country="RU" style:font-size-asian="12pt" style:font-size-complex="12pt"/>
    </style:style>
    <style:style style:name="P6" style:family="paragraph" style:parent-style-name="Preformatted_20_Text">
      <style:paragraph-properties fo:margin-left="0cm" fo:margin-right="-0.053cm" fo:margin-top="0cm" fo:margin-bottom="0cm" fo:text-indent="0cm" style:auto-text-indent="false"/>
    </style:style>
    <style:style style:name="P7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8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9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3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7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0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21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ff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ff" style:font-name="Times New Roman" fo:font-size="18pt" fo:language="en" fo:country="US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3" style:family="paragraph" style:parent-style-name="Text_20_body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4" style:family="paragraph" style:parent-style-name="Text_20_body">
      <style:paragraph-properties fo:margin-left="0cm" fo:margin-right="-0.053cm" fo:margin-top="0cm" fo:margin-bottom="0cm" fo:line-height="100%" fo:orphans="2" fo:widows="2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5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6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Text_20_body">
      <style:paragraph-properties fo:margin-left="0cm" fo:margin-right="-0.053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Text_20_body">
      <style:paragraph-properties fo:margin-left="0cm" fo:margin-right="-0.053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Text_20_body">
      <style:paragraph-properties fo:margin-left="0cm" fo:margin-right="-0.053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Text_20_body">
      <style:paragraph-properties fo:margin-left="0cm" fo:margin-right="-0.053cm" fo:margin-top="0cm" fo:margin-bottom="0cm" fo:line-height="150%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Text_20_body">
      <style:paragraph-properties fo:margin-left="0cm" fo:margin-right="-0.053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34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3333ff" style:font-name="Times New Roman" fo:font-size="18pt" fo:letter-spacing="normal" fo:language="ru" fo:country="RU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P35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3333ff" style:font-name="Times New Roman" fo:font-size="18pt" fo:letter-spacing="normal" fo:language="en" fo:country="US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P36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3333ff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7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3333ff" style:font-name="Times New Roman" fo:font-size="12pt" fo:letter-spacing="normal" fo:language="en" fo:country="US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P38" style:family="paragraph" style:parent-style-name="Standard">
      <style:paragraph-properties fo:margin-left="0cm" fo:margin-right="-0.053cm" fo:margin-top="0cm" fo:margin-bottom="0cm" fo:line-height="150%" fo:text-align="center" style:justify-single-word="false" fo:orphans="2" fo:widows="2" fo:text-indent="0cm" style:auto-text-indent="false"/>
      <style:text-properties fo:font-variant="normal" fo:text-transform="none" fo:color="#3333ff" style:font-name="Times New Roman" fo:font-size="18pt" fo:letter-spacing="normal" fo:language="ru" fo:country="RU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39" style:family="paragraph" style:parent-style-name="Standard">
      <style:paragraph-properties fo:margin-left="0cm" fo:margin-right="-0.053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3333ff" style:font-name="Times New Roman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-0.053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3333ff" style:font-name="Times New Roman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margin-left="0cm" fo:margin-right="-0.053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0000ff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2" style:family="paragraph" style:parent-style-name="Text_20_body">
      <style:paragraph-properties fo:margin-left="0cm" fo:margin-right="0cm" fo:margin-top="0cm" fo:margin-bottom="0cm" fo:line-height="150%" fo:orphans="2" fo:widows="2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43" style:family="paragraph" style:parent-style-name="Text_20_body">
      <style:paragraph-properties fo:margin-left="0cm" fo:margin-right="0cm" fo:margin-top="0cm" fo:margin-bottom="0cm" fo:line-height="150%" fo:orphans="2" fo:widows="2" fo:text-indent="0cm" style:auto-text-indent="false"/>
    </style:style>
    <style:style style:name="P44" style:family="paragraph" style:parent-style-name="Text_20_body">
      <style:paragraph-properties fo:margin-left="0cm" fo:margin-right="0cm" fo:margin-top="0cm" fo:margin-bottom="0.109cm" fo:line-height="0.706cm" fo:orphans="2" fo:widows="2" fo:text-indent="0cm" style:auto-text-indent="false"/>
    </style:style>
    <style:style style:name="P45" style:family="paragraph" style:parent-style-name="Text_20_body">
      <style:paragraph-properties fo:margin-left="0cm" fo:margin-right="0cm" fo:margin-top="0cm" fo:margin-bottom="0.212cm" fo:line-height="150%" fo:orphans="2" fo:widows="2" fo:text-indent="0cm" style:auto-text-indent="false"/>
      <style:text-properties fo:font-variant="normal" fo:text-transform="none" fo:color="#373737" style:font-name="Times New Roman" fo:font-size="8pt" fo:letter-spacing="normal" fo:font-style="normal" fo:font-weight="normal" style:font-size-asian="8pt" style:font-size-complex="8pt"/>
    </style:style>
    <style:style style:name="P46" style:family="paragraph" style:parent-style-name="Text_20_body">
      <style:paragraph-properties fo:margin-top="0cm" fo:margin-bottom="0cm" style:line-height-at-least="0.582cm" fo:orphans="2" fo:widows="2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47" style:family="paragraph" style:parent-style-name="Text_20_body">
      <style:paragraph-properties fo:margin-top="0cm" fo:margin-bottom="0cm" fo:line-height="100%" fo:orphans="2" fo:widows="2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48" style:family="paragraph" style:parent-style-name="Text_20_body">
      <style:paragraph-properties fo:margin-top="0cm" fo:margin-bottom="0cm" fo:line-height="0.529cm" fo:orphans="2" fo:widows="2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49" style:family="paragraph" style:parent-style-name="Table_20_Contents">
      <style:paragraph-properties fo:padding="0.049cm" fo:border="0.002cm solid #000000"/>
      <style:text-properties fo:font-size="12pt" style:font-size-asian="12pt" style:font-size-complex="12pt"/>
    </style:style>
    <style:style style:name="P50" style:family="paragraph" style:parent-style-name="Table_20_Contents">
      <style:paragraph-properties fo:text-align="center" style:justify-single-word="false" fo:padding="0.049cm" fo:border="0.002cm solid #000000"/>
      <style:text-properties fo:font-size="12pt" style:font-size-asian="12pt" style:font-size-complex="12pt"/>
    </style:style>
    <style:style style:name="P51" style:family="paragraph" style:parent-style-name="Table_20_Contents">
      <style:paragraph-properties fo:padding="0.049cm" fo:border="0.002cm solid #000000"/>
      <style:text-properties fo:font-size="20pt"/>
    </style:style>
    <style:style style:name="P52" style:family="paragraph" style:parent-style-name="Table_20_Contents">
      <style:paragraph-properties fo:text-align="center" style:justify-single-word="false" fo:padding="0.049cm" fo:border="0.002cm solid #000000"/>
      <style:text-properties fo:font-size="20pt"/>
    </style:style>
    <style:style style:name="P53" style:family="paragraph" style:parent-style-name="Table_20_Contents">
      <style:paragraph-properties fo:padding="0.049cm" fo:border="0.002cm solid #000000"/>
      <style:text-properties fo:font-size="16pt"/>
    </style:style>
    <style:style style:name="P54" style:family="paragraph" style:parent-style-name="Table_20_Contents">
      <style:paragraph-properties fo:text-align="center" style:justify-single-word="false" fo:padding="0.049cm" fo:border="0.002cm solid #000000"/>
      <style:text-properties fo:font-size="16pt"/>
    </style:style>
    <style:style style:name="P55" style:family="paragraph" style:parent-style-name="Standard">
      <style:paragraph-properties fo:margin-left="0cm" fo:margin-right="-0.053cm" fo:margin-top="0cm" fo:margin-bottom="0cm" fo:line-height="150%" fo:text-align="center" style:justify-single-word="false" fo:orphans="2" fo:widows="2" fo:text-indent="0cm" style:auto-text-indent="false"/>
      <style:text-properties fo:font-variant="normal" fo:text-transform="none" fo:color="#3333ff" style:font-name="Times New Roman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56" style:family="paragraph" style:parent-style-name="Standard">
      <style:paragraph-properties fo:margin-left="0cm" fo:margin-right="-0.053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Text_20_body" style:list-style-name="L1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language="ru" fo:country="RU" fo:font-style="italic" style:font-style-asian="italic" style:font-style-complex="italic"/>
    </style:style>
    <style:style style:name="T13" style:family="text">
      <style:text-properties fo:language="ru" fo:country="RU" fo:font-weight="normal" style:font-weight-asian="normal" style:font-weight-complex="normal"/>
    </style:style>
    <style:style style:name="T14" style:family="text">
      <style:text-properties fo:language="ru" fo:country="RU"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6" style:family="text">
      <style:text-properties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7" style:family="text">
      <style:text-properties fo:font-size="12pt" fo:language="en" fo:country="US" style:font-size-asian="12pt" style:font-size-complex="12pt"/>
    </style:style>
    <style:style style:name="T28" style:family="text">
      <style:text-properties fo:font-size="12pt" fo:language="en" fo:country="US" fo:font-style="normal" style:font-size-asian="12pt" style:font-style-asian="normal" style:font-size-complex="12pt" style:font-style-complex="normal"/>
    </style:style>
    <style:style style:name="T29" style:family="text">
      <style:text-properties fo:font-size="12pt" fo:font-style="normal" style:font-size-asian="12pt" style:font-style-asian="normal" style:font-size-complex="12pt" style:font-style-complex="normal"/>
    </style:style>
    <style:style style:name="T30" style:family="text">
      <style:text-properties fo:color="#000000"/>
    </style:style>
    <style:style style:name="T31" style:family="text">
      <style:text-properties fo:color="#000000" fo:language="ru" fo:country="RU"/>
    </style:style>
    <style:style style:name="T32" style:family="text">
      <style:text-properties fo:color="#000000" fo:language="ru" fo:country="RU" fo:font-weight="bold" style:font-weight-asian="bold" style:font-weight-complex="bold"/>
    </style:style>
    <style:style style:name="T33" style:family="text">
      <style:text-properties fo:color="#000000" fo:language="ru" fo:country="RU" fo:font-weight="normal" style:font-weight-asian="normal" style:font-weight-complex="normal"/>
    </style:style>
    <style:style style:name="T34" style:family="text">
      <style:text-properties fo:color="#000000" fo:language="ru" fo:country="RU" fo:font-style="normal" style:font-style-asian="normal" style:font-style-complex="normal"/>
    </style:style>
    <style:style style:name="T35" style:family="text">
      <style:text-properties fo:color="#000000" fo:language="ru" fo:country="RU" fo:font-style="normal" fo:font-weight="normal" style:font-style-asian="normal" style:font-weight-asian="normal" style:font-style-complex="normal" style:font-weight-complex="normal"/>
    </style:style>
    <style:style style:name="T36" style:family="text">
      <style:text-properties fo:color="#000000" fo:language="ru" fo:country="RU" style:text-underline-style="solid" style:text-underline-width="auto" style:text-underline-color="font-color" fo:font-weight="normal" style:font-weight-asian="normal" style:font-weight-complex="normal"/>
    </style:style>
    <style:style style:name="T37" style:family="text">
      <style:text-properties fo:color="#000000" style:font-name="Times New Roman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8" style:family="text">
      <style:text-properties fo:color="#000000" style:font-name="Times New Roman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fo:color="#000000"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color="#000000" style:font-name="Times New Roman" fo:font-size="12pt" fo:language="ru" fo:country="RU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41" style:family="text">
      <style:text-properties fo:color="#000000" style:font-name="Times New Roman"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2" style:family="text">
      <style:text-properties fo:color="#000000" fo:font-weight="bold" style:font-weight-asian="bold" style:font-weight-complex="bold"/>
    </style:style>
    <style:style style:name="T43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44" style:family="text">
      <style:text-properties fo:color="#000000" fo:font-size="12pt" fo:language="en" fo:country="US" fo:font-style="normal" style:font-size-asian="12pt" style:font-style-asian="normal" style:font-size-complex="12pt" style:font-style-complex="normal"/>
    </style:style>
    <style:style style:name="T45" style:family="text">
      <style:text-properties fo:color="#000000" fo:font-size="12pt" fo:font-style="normal" style:font-size-asian="12pt" style:font-style-asian="normal" style:font-size-complex="12pt" style:font-style-complex="normal"/>
    </style:style>
    <style:style style:name="T46" style:family="text">
      <style:text-properties fo:color="#000000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color="#000000" fo:font-size="12pt" fo:language="ru" fo:country="RU" fo:font-style="normal" style:font-size-asian="12pt" style:font-style-asian="normal" style:font-size-complex="12pt" style:font-style-complex="normal"/>
    </style:style>
    <style:style style:name="T48" style:family="text">
      <style:text-properties fo:color="#000000" fo:font-weight="normal" style:font-weight-asian="normal" style:font-weight-complex="normal"/>
    </style:style>
    <style:style style:name="T49" style:family="text">
      <style:text-properties fo:color="#000000" fo:font-style="normal" style:font-style-asian="normal" style:font-style-complex="normal"/>
    </style:style>
    <style:style style:name="T50" style:family="text">
      <style:text-properties fo:color="#000000" style:text-underline-style="solid" style:text-underline-width="auto" style:text-underline-color="font-color" fo:font-weight="normal" style:font-weight-asian="normal" style:font-weight-complex="normal"/>
    </style:style>
    <style:style style:name="T51" style:family="text">
      <style:text-properties fo:color="#000000" fo:language="en" fo:country="US"/>
    </style:style>
    <style:style style:name="T52" style:family="text">
      <style:text-properties fo:color="#0000cd" fo:language="ru" fo:country="RU"/>
    </style:style>
    <style:style style:name="T53" style:family="text">
      <style:text-properties fo:color="#0000cd" fo:language="ru" fo:country="RU" fo:font-weight="bold" style:font-weight-asian="bold" style:font-weight-complex="bold"/>
    </style:style>
    <style:style style:name="T54" style:family="text">
      <style:text-properties fo:color="#0000cd" fo:language="ru" fo:country="RU" fo:font-style="normal" fo:font-weight="bold" style:font-style-asian="normal" style:font-weight-asian="bold" style:font-style-complex="normal" style:font-weight-complex="bold"/>
    </style:style>
    <style:style style:name="T55" style:family="text">
      <style:text-properties fo:color="#0000cd" style:font-name="Times New Roman" fo:font-size="12pt" fo:language="ru" fo:country="RU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56" style:family="text">
      <style:text-properties fo:color="#0000cd" fo:font-style="normal" fo:font-weight="bold" style:font-style-asian="normal" style:font-weight-asian="bold" style:font-style-complex="normal" style:font-weight-complex="bold"/>
    </style:style>
    <style:style style:name="T57" style:family="text">
      <style:text-properties fo:color="#0000cd" fo:language="en" fo:country="US" fo:font-style="normal" fo:font-weight="bold" style:font-style-asian="normal" style:font-weight-asian="bold" style:font-style-complex="normal" style:font-weight-complex="bold"/>
    </style:style>
    <style:style style:name="T58" style:family="text">
      <style:text-properties fo:color="#a52a2a" fo:language="ru" fo:country="RU"/>
    </style:style>
    <style:style style:name="T59" style:family="text">
      <style:text-properties fo:color="#ff3333"/>
    </style:style>
    <style:style style:name="T60" style:family="text">
      <style:text-properties fo:color="#ff3333" fo:language="ru" fo:country="RU"/>
    </style:style>
    <style:style style:name="T61" style:family="text">
      <style:text-properties fo:color="#ff3333" style:font-name="Times New Roman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fo:color="#ff3333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63" style:family="text">
      <style:text-properties fo:color="#ff3333" style:font-name="Times New Roman"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64" style:family="text">
      <style:text-properties fo:color="#6600ff" fo:language="ru" fo:country="RU"/>
    </style:style>
    <style:style style:name="T65" style:family="text">
      <style:text-properties fo:color="#3333ff"/>
    </style:style>
    <style:style style:name="T66" style:family="text">
      <style:text-properties fo:color="#3333ff" fo:language="ru" fo:country="RU"/>
    </style:style>
    <style:style style:name="T67" style:family="text">
      <style:text-properties fo:color="#009900" fo:language="ru" fo:country="RU"/>
    </style:style>
    <style:style style:name="T68" style:family="text">
      <style:text-properties fo:color="#cc0000"/>
    </style:style>
    <style:style style:name="T69" style:family="text">
      <style:text-properties fo:color="#cc0000" fo:language="ru" fo:country="RU"/>
    </style:style>
    <style:style style:name="T70" style:family="text">
      <style:text-properties fo:color="#0000cc" fo:font-style="normal" fo:font-weight="bold" style:font-style-asian="normal" style:font-weight-asian="bold" style:font-style-complex="normal" style:font-weight-complex="bold"/>
    </style:style>
    <style:style style:name="T71" style:family="text">
      <style:text-properties fo:color="#0000cc" style:font-name="Times New Roman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72" style:family="text">
      <style:text-properties fo:color="#ff0000" fo:language="en" fo:country="US" fo:font-style="normal" fo:font-weight="bold" style:font-style-asian="normal" style:font-weight-asian="bold" style:font-style-complex="normal" style:font-weight-complex="bold"/>
    </style:style>
    <style:style style:name="T73" style:family="text">
      <style:text-properties fo:color="#ff0000" fo:font-weight="bold" style:font-weight-asian="bold" style:font-weight-complex="bold"/>
    </style:style>
    <style:style style:name="T74" style:family="text">
      <style:text-properties fo:font-variant="normal" fo:text-transform="none" fo:color="#373737" style:font-name="Times New Roman" fo:font-size="12pt" fo:letter-spacing="normal" fo:font-style="normal" fo:font-weight="normal" style:font-size-asian="12pt" style:font-size-complex="12pt"/>
    </style:style>
    <style:style style:name="T75" style:family="text">
      <style:text-properties fo:font-variant="normal" fo:text-transform="none" fo:color="#373737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T76" style:family="text">
      <style:text-properties fo:font-variant="normal" fo:text-transform="none" fo:color="#373737" style:font-name="Times New Roman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77" style:family="text">
      <style:text-properties fo:font-variant="normal" fo:text-transform="none" fo:color="#373737" style:font-name="Times New Roman" fo:letter-spacing="normal" fo:language="ru" fo:country="RU" fo:font-weight="bold" style:font-weight-asian="bold" style:font-weight-complex="bold"/>
    </style:style>
    <style:style style:name="T78" style:family="text">
      <style:text-properties fo:font-variant="normal" fo:text-transform="none" fo:color="#373737" style:font-name="Times New Roman" fo:letter-spacing="normal" fo:font-weight="bold" style:font-weight-asian="bold" style:font-weight-complex="bold"/>
    </style:style>
    <style:style style:name="T79" style:family="text">
      <style:text-properties fo:font-variant="normal" fo:text-transform="none" fo:color="#373737" fo:letter-spacing="normal" fo:language="ru" fo:country="RU" fo:font-weight="bold" style:font-weight-asian="bold" style:font-weight-complex="bold"/>
    </style:style>
    <style:style style:name="T80" style:family="text">
      <style:text-properties fo:font-variant="normal" fo:text-transform="none" fo:color="#373737" fo:letter-spacing="normal" fo:language="ru" fo:country="RU" fo:font-style="normal" style:font-weight-asian="bold" style:font-weight-complex="bold"/>
    </style:style>
    <style:style style:name="T81" style:family="text">
      <style:text-properties fo:font-variant="normal" fo:text-transform="none" fo:color="#373737" fo:letter-spacing="normal" fo:language="ru" fo:country="RU" fo:font-style="normal" fo:font-weight="bold" style:font-weight-asian="bold" style:font-weight-complex="bold"/>
    </style:style>
    <style:style style:name="T82" style:family="text">
      <style:text-properties fo:font-variant="normal" fo:text-transform="none" fo:color="#373737" fo:letter-spacing="normal" fo:language="ru" fo:country="RU" fo:font-style="normal" style:font-style-asian="normal" style:font-style-complex="normal"/>
    </style:style>
    <style:style style:name="T83" style:family="text">
      <style:text-properties fo:font-variant="normal" fo:text-transform="none" fo:color="#373737" fo:letter-spacing="normal" fo:font-weight="bold" style:font-weight-asian="bold" style:font-weight-complex="bold"/>
    </style:style>
    <style:style style:name="T84" style:family="text">
      <style:text-properties fo:font-variant="normal" fo:text-transform="none" fo:letter-spacing="normal" fo:language="ru" fo:country="RU" fo:font-weight="bold" style:font-weight-asian="bold" style:font-weight-complex="bold"/>
    </style:style>
    <style:style style:name="T85" style:family="text">
      <style:text-properties fo:font-variant="normal" fo:text-transform="none" fo:letter-spacing="normal" fo:font-style="normal" style:font-style-asian="normal" style:font-style-complex="normal"/>
    </style:style>
    <style:style style:name="T86" style:family="text">
      <style:text-properties fo:font-variant="normal" fo:text-transform="none" fo:color="#0000cd" fo:letter-spacing="normal" fo:language="ru" fo:country="RU" fo:font-style="normal" fo:font-weight="bold" style:font-style-asian="normal" style:font-weight-asian="bold" style:font-style-complex="normal" style:font-weight-complex="bold"/>
    </style:style>
    <style:style style:name="T87" style:family="text">
      <style:text-properties fo:font-variant="normal" fo:text-transform="none" fo:color="#0000cd" style:font-name="Times New Roman" fo:letter-spacing="normal" fo:language="ru" fo:country="RU" fo:font-style="normal" fo:font-weight="bold" style:font-style-asian="normal" style:font-weight-asian="bold" style:font-style-complex="normal" style:font-weight-complex="bold"/>
    </style:style>
    <style:style style:name="T88" style:family="text">
      <style:text-properties fo:font-variant="normal" fo:text-transform="none" fo:color="#ff0000" style:font-name="Times New Roman" fo:letter-spacing="normal" fo:font-weight="bold" style:font-weight-asian="bold" style:font-weight-complex="bold"/>
    </style:style>
    <style:style style:name="T89" style:family="text">
      <style:text-properties fo:font-variant="normal" fo:text-transform="none" fo:color="#ff0000" style:font-name="Times New Roman" fo:letter-spacing="normal" fo:language="ru" fo:country="RU" fo:font-weight="bold" style:font-weight-asian="bold" style:font-weight-complex="bold"/>
    </style:style>
    <style:style style:name="T90" style:family="text">
      <style:text-properties fo:font-variant="normal" fo:text-transform="none" fo:color="#ff0000" style:font-name="Times New Roman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91" style:family="text">
      <style:text-properties fo:font-variant="normal" fo:text-transform="none" fo:color="#ff0000" fo:letter-spacing="normal" fo:language="ru" fo:country="RU" fo:font-weight="bold" style:font-weight-asian="bold" style:font-weight-complex="bold"/>
    </style:style>
    <style:style style:name="T92" style:family="text">
      <style:text-properties fo:font-variant="normal" fo:text-transform="none" fo:color="#ff0000" fo:letter-spacing="normal" fo:font-weight="bold" style:font-weight-asian="bold" style:font-weight-complex="bold"/>
    </style:style>
    <style:style style:name="T93" style:family="text">
      <style:text-properties fo:font-variant="normal" fo:text-transform="none" fo:color="#0000cc" fo:letter-spacing="normal" fo:font-style="normal" fo:font-weight="bold" style:font-style-asian="normal" style:font-weight-asian="bold" style:font-style-complex="normal" style:font-weight-complex="bold"/>
    </style:style>
    <style:style style:name="T94" style:family="text">
      <style:text-properties fo:font-variant="normal" fo:text-transform="none" fo:color="#0000cc" style:font-name="Times New Roman" fo:letter-spacing="normal" fo:font-style="normal" fo:font-weight="bold" style:font-style-asian="normal" style:font-weight-asian="bold" style:font-style-complex="normal" style:font-weight-complex="bold"/>
    </style:style>
    <style:style style:name="T95" style:family="text">
      <style:text-properties fo:font-variant="normal" fo:text-transform="none" fo:color="#0000cc" style:font-name="Times New Roman" fo:letter-spacing="normal" fo:language="ru" fo:country="RU" fo:font-style="normal" fo:font-weight="bold" style:font-style-asian="normal" style:font-weight-asian="bold" style:font-style-complex="normal" style:font-weight-complex="bold"/>
    </style:style>
    <style:style style:name="T96" style:family="text">
      <style:text-properties fo:font-variant="normal" fo:text-transform="none" style:font-name="Times New Roman" fo:letter-spacing="normal"/>
    </style:style>
    <style:style style:name="T97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98" style:family="text">
      <style:text-properties fo:font-variant="normal" fo:text-transform="none" style:font-name="Times New Roman" fo:letter-spacing="normal" fo:language="ru" fo:country="RU"/>
    </style:style>
    <style:style style:name="T99" style:family="text"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00" style:family="text">
      <style:text-properties fo:font-size="18pt" fo:font-weight="bold" style:font-size-asian="18pt" style:font-weight-asian="bold" style:font-size-complex="18pt" style:font-weight-complex="bold"/>
    </style:style>
    <style:style style:name="T101" style:family="text">
      <style:text-properties fo:font-size="18pt" fo:font-style="normal" style:font-size-asian="18pt" style:font-style-asian="normal" style:font-size-complex="18pt" style:font-style-complex="normal"/>
    </style:style>
    <style:style style:name="T102" style:family="text">
      <style:text-properties fo:font-size="18pt" fo:language="ru" fo:country="RU" fo:font-style="normal" style:font-size-asian="18pt" style:font-style-asian="normal" style:font-size-complex="18pt" style:font-style-complex="normal"/>
    </style:style>
    <style:style style:name="T103" style:family="text">
      <style:text-properties fo:color="#0000ff" fo:font-size="18pt" fo:font-weight="bold" style:font-size-asian="18pt" style:font-weight-asian="bold" style:font-size-complex="18pt" style:font-weight-complex="bold"/>
    </style:style>
    <style:style style:name="T104" style:family="text">
      <style:text-properties fo:color="#0000ff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05" style:family="text">
      <style:text-properties fo:color="#0000ff" fo:font-size="18pt" style:font-size-asian="18pt" style:font-size-complex="18pt"/>
    </style:style>
    <style:style style:name="T106" style:family="text">
      <style:text-properties fo:color="#0000ff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07" style:family="text">
      <style:text-properties fo:color="#0000ff" fo:language="en" fo:country="US" fo:font-weight="bold" style:font-weight-asian="bold" style:font-weight-complex="bold"/>
    </style:style>
    <style:style style:name="T108" style:family="text">
      <style:text-properties fo:color="#0000ff" fo:language="en" fo:country="US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09" style:family="text">
      <style:text-properties fo:color="#0000ff" style:font-name="Times New Roman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10" style:family="text">
      <style:text-properties fo:color="#ff00ff"/>
    </style:style>
    <style:style style:name="T111" style:family="text">
      <style:text-properties fo:color="#ff00ff" fo:language="en" fo:country="US"/>
    </style:style>
    <style:style style:name="T112" style:family="text">
      <style:text-properties fo:color="#ff00ff" fo:language="ru" fo:country="RU"/>
    </style:style>
    <style:style style:name="T113" style:family="text">
      <style:text-properties fo:color="#ff00ff" fo:language="ru" fo:country="RU" fo:font-weight="normal" style:font-weight-asian="normal" style:font-weight-complex="normal"/>
    </style:style>
    <style:style style:name="T114" style:family="text">
      <style:text-properties fo:color="#ff00ff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TF-8</text:p>
      <text:p text:style-name="P1"><text:span text:style-name="T106">select </text:span>- <text:span text:style-name="T7">выбрать</text:span></text:p>
      <text:p text:style-name="P1">* - все колонки</text:p>
      <text:p text:style-name="P1"><text:span text:style-name="T16">1 select </text:span><text:span text:style-name="T17">* </text:span><text:span text:style-name="T16">from tableName </text:span><text:span text:style-name="T1">- </text:span>по умолчанию все строки</text:p>
      <text:p text:style-name="P1"><text:span text:style-name="T16">2 select top 10 </text:span><text:span text:style-name="T23">(strings)</text:span><text:span text:style-name="T16"> * from tableName</text:span><text:span text:style-name="T24"> </text:span><text:s text:c="4"/>- <text:span text:style-name="T8">первые 10 строк в </text:span><text:span text:style-name="T3">MSQL</text:span> </text:p>
      <text:p text:style-name="P1">* <text:span text:style-name="T16">select * from tableName limit 10</text:span>(strings) <text:span text:style-name="T1">- </text:span><text:span text:style-name="T8">первые 10 строк в </text:span><text:span text:style-name="T2">PostgresSQL</text:span></text:p>
      <text:p text:style-name="P1"><text:span text:style-name="T16">3 select top 45 percent </text:span><text:span text:style-name="T23">(strings)</text:span><text:span text:style-name="T16"> * from tableName</text:span> — для других систем запрос выполняется более сложночем в <text:s/><text:span text:style-name="T20">MSQL</text:span></text:p>
      <text:p text:style-name="P2">4 select columnName, columnName,.. <text:span text:style-name="T23">(or * select all column)</text:span> from tableName <text:span text:style-name="T23"><text:s/>- выбор нужных колонок в нужном порядке</text:span></text:p>
      <text:p text:style-name="P2">5 select top 10 <text:span text:style-name="T23">(strings) </text:span><text:span text:style-name="T1">columnName</text:span> * from tableName <text:span text:style-name="T1">- </text:span><text:span text:style-name="T8">первые 10 строк в</text:span><text:span text:style-name="T4"> </text:span><text:span text:style-name="T8">колонке <text:s/></text:span><text:span text:style-name="T5">MSQL</text:span><text:span text:style-name="T1"> </text:span></text:p>
      <text:p text:style-name="P3"><text:s/>*<text:span text:style-name="T16">select</text:span><text:span text:style-name="T23"> </text:span><text:span text:style-name="T2">columnName</text:span><text:span text:style-name="T16"> * from tableName </text:span><text:span text:style-name="T2">limit</text:span><text:span text:style-name="T10"> 10 </text:span><text:span text:style-name="T8">(strings) </text:span><text:span text:style-name="T10">- </text:span><text:span text:style-name="T8">первые 10 строк в колонке </text:span><text:span text:style-name="T2">PostgresSQL</text:span></text:p>
      <text:p text:style-name="P4"><text:span text:style-name="T2">** </text:span><text:span text:style-name="T11">через пробел от названия колонки можно написать ее псевдоним</text:span></text:p>
      <text:p text:style-name="P5"><text:span text:style-name="T16">--* </text:span><text:span text:style-name="T17">вычисления со столбцами</text:span></text:p>
      <text:p text:style-name="P7"><text:span text:style-name="T12">6 </text:span><text:span text:style-name="T15">select top 3 columnName </text:span><text:span text:style-name="T17">columnNickName, </text:span><text:span text:style-name="T15">numColumnNam</text:span><text:span text:style-name="T23">*/+-num</text:span><text:span text:style-name="T17"> columnNickName</text:span><text:span text:style-name="T8"> </text:span><text:span text:style-name="T15">from</text:span><text:span text:style-name="T23"> </text:span><text:span text:style-name="T15">tableName</text:span></text:p>
      <text:p text:style-name="P7"><text:span text:style-name="T15">* </text:span><text:span text:style-name="T8">в 6 примере запрашиваем первые три строки, дам псевдоним 1 колонке, производим вычисление с </text:span></text:p>
      <text:p text:style-name="P10">* колонкой и даем название колонке с выводом вычисления.</text:p>
      <text:p text:style-name="P7"><text:span text:style-name="T8">* </text:span><text:span text:style-name="T15">select columnName </text:span><text:span text:style-name="T18">as</text:span><text:span text:style-name="T15"> </text:span><text:span text:style-name="T17">columnNickName == <text:s/></text:span><text:span text:style-name="T15">select columnName </text:span><text:span text:style-name="T17">columnNickName </text:span><text:span text:style-name="T8">поэтому </text:span><text:span text:style-name="T15">as</text:span><text:span text:style-name="T23"> </text:span><text:span text:style-name="T8">не используем</text:span></text:p>
      <text:p text:style-name="P8"><text:span text:style-name="T7">7 </text:span>select columName+' '+ columnName <text:s/><text:span text:style-name="T21">columnNickName </text:span>from tableName</text:p>
      <text:p text:style-name="P8">*<text:span text:style-name="T23"> +' '+ </text:span><text:span text:style-name="T8">разделитель между строковыми колонками</text:span></text:p>
      <text:p text:style-name="P8"><text:span text:style-name="T7">8 </text:span>select 10+15 == <text:s/>select 10+15 from tableName <text:span text:style-name="T8"><text:s/>запрос сработает как калькулятор</text:span></text:p>
      <text:p text:style-name="P8"><text:span text:style-name="T8">* <text:s/></text:span>select '10'+'15' —<text:span text:style-name="T8"> 1015 </text:span><text:span text:style-name="T22">MSQL</text:span><text:span text:style-name="T23"> </text:span><text:span text:style-name="T8">отработает по правилам строк</text:span></text:p>
      <text:p text:style-name="P8"><text:span text:style-name="T8">* </text:span><text:span text:style-name="T7">select '10'+'15' — </text:span><text:span text:style-name="T22">MySQL</text:span> <text:span text:style-name="T23">и</text:span><text:span text:style-name="T8">нтерпритирует строки как числа, если не может то заменяет строку на 0</text:span></text:p>
      <text:p text:style-name="P8"><text:span text:style-name="T7">* select '10'+'15' — </text:span><text:span text:style-name="T22">PostgresSQL</text:span> <text:span text:style-name="T8">считает что строки складывать нельзя о_О да ну нафиг...</text:span></text:p>
      <text:p text:style-name="P8"><text:span text:style-name="T8">* при запросе строковое значение надо обрамлять одинарными кавычками в </text:span><text:span text:style-name="T22">MSQL</text:span><text:span text:style-name="T23"> </text:span><text:span text:style-name="T8">одинарными, в других базах можно и двойными</text:span></text:p>
      <text:p text:style-name="P8"><text:span text:style-name="T105">concat</text:span><text:span text:style-name="T23"> – </text:span><text:span text:style-name="T8">конкатенация</text:span></text:p>
      <text:p text:style-name="P8"><text:span text:style-name="T7">select </text:span>concat (<text:span text:style-name="T7">columName,' ',columnName</text:span>)<text:span text:style-name="T7"> columnNickName from tableName</text:span></text:p>
      <text:p text:style-name="P8"><text:span text:style-name="T13">* select </text:span><text:span text:style-name="T7">concat (</text:span>first_name,<text:span text:style-name="T7">' ',</text:span>last_name,'-',sex<text:span text:style-name="T7">)</text:span><text:span text:style-name="T13"> </text:span><text:span text:style-name="T21">full_name</text:span><text:span text:style-name="T7"> </text:span><text:span text:style-name="T13">from </text:span><text:span text:style-name="T21">skill_managers – </text:span><text:span text:style-name="T13">функция во всех </text:span><text:span text:style-name="T22">SQL </text:span><text:span text:style-name="T13">работает адекватно,</text:span></text:p>
      <text:p text:style-name="P8"><text:span text:style-name="T13">* исключение — в </text:span><text:span text:style-name="T22">MSQL</text:span><text:span text:style-name="T21"> </text:span>concat<text:span text:style-name="T21"> </text:span><text:span text:style-name="T13">не работает с одним аргументом, надо минимум 2</text:span></text:p>
      <text:p text:style-name="P11"/>
      <text:p text:style-name="P11">** Математические функции в <text:span text:style-name="T1">SQL**</text:span></text:p>
      <text:p text:style-name="P11"><text:a xlink:type="simple" xlink:href="https://postgrespro.ru/docs/postgresql/9.6/functions-math" text:style-name="Internet_20_link" text:visited-style-name="Visited_20_Internet_20_Link">https://postgrespro.ru/docs/postgresql/9.6/functions-math</text:a><text:span text:style-name="T1"> – PostgresSQL</text:span></text:p>
      <text:p text:style-name="P11"><text:a xlink:type="simple" xlink:href="https://docs.microsoft.com/ru-ru/sql/t-sql/functions/mathematical-functions-transact-sql?view=sql-server-ver15" text:style-name="Internet_20_link" text:visited-style-name="Visited_20_Internet_20_Link">https://docs.microsoft.com/ru-ru/sql/t-sql/functions/mathematical-functions-transact-sql?view=sql-server-ver15</text:a><text:span text:style-name="T1"> – Transact-SQL (MSQL)</text:span></text:p>
      <text:p text:style-name="P9"/>
      <text:p text:style-name="P11"><text:span text:style-name="T1">* </text:span><text:span text:style-name="T107">select </text:span><text:span text:style-name="T6">item_name, price_rub, cnt</text:span><text:span text:style-name="T1">, round((price_rub*cnt*85.30),2) </text:span><text:span text:style-name="T6">sum_usd from skill_price</text:span></text:p>
      <text:p text:style-name="P10"><text:span text:style-name="T1">* </text:span>выводим 3 колонки и в четвертой выводим итог операции</text:p>
      <text:p text:style-name="P6"><text:span text:style-name="T25">сумма от 1 до </text:span><text:span text:style-name="T26">aN = </text:span><text:span text:style-name="T1">(a1+an) * (n-1+1) / 2 </text:span></text:p>
      <text:p text:style-name="P12"/>
      <text:p text:style-name="P8">* where <text:span text:style-name="T7">условие</text:span></text:p>
      <text:p text:style-name="P8"><text:span text:style-name="T7">9 select </text:span><text:span text:style-name="T13">* </text:span><text:span text:style-name="T7">from tableName <text:s/></text:span>where <text:span text:style-name="T7">условие (соответствие строкам)</text:span></text:p>
      <text:p text:style-name="P8"><text:span text:style-name="T7">*</text:span><text:span text:style-name="T13"> </text:span><text:span text:style-name="T21">where —</text:span><text:span text:style-name="T13"> как и </text:span><text:span text:style-name="T21">boolean </text:span><text:span text:style-name="T13">равно или не равно так же <text:s/>&lt; или &gt; <text:s/>или =</text:span></text:p>
      <text:p text:style-name="P8"><text:span text:style-name="T13">* <text:s/></text:span><text:span text:style-name="T21">“not” - “!=” - “&lt;&gt; ” <text:s/>, and, or</text:span></text:p>
      <text:p text:style-name="P8"><text:span text:style-name="T21">* </text:span><text:span text:style-name="T13">очередность выполнения: в скобках, </text:span><text:span text:style-name="T21">not, and, or</text:span></text:p>
      <text:p text:style-name="P8"><text:span text:style-name="T21">*</text:span> select * from<text:span text:style-name="T21"> </text:span><text:span text:style-name="T7">tableName</text:span><text:span text:style-name="T21"> </text:span>where<text:span text:style-name="T21"> </text:span><text:span text:style-name="T7">columnName</text:span>=<text:span text:style-name="T21"> x and <text:s/></text:span><text:span text:style-name="T7">columnName</text:span><text:span text:style-name="T21">=x or...()</text:span></text:p>
      <text:p text:style-name="P9"/>
      <text:p text:style-name="P8"><text:span text:style-name="T21">* in == or <text:s/></text:span>select * from<text:span text:style-name="T21"> </text:span><text:span text:style-name="T7">tableName</text:span><text:span text:style-name="T21"> </text:span>where<text:span text:style-name="T21"> </text:span><text:span text:style-name="T7">columnName </text:span>in (x,y,z...)</text:p>
      <text:p text:style-name="P8">select * from<text:span text:style-name="T21"> </text:span><text:span text:style-name="T7">tableName</text:span><text:span text:style-name="T21"> </text:span>where<text:span text:style-name="T21"> not </text:span><text:span text:style-name="T7">columnName </text:span>in (x,y,z...)</text:p>
      <text:p text:style-name="P9">* between – <text:span text:style-name="T7">между границы включены </text:span></text:p>
      <text:p text:style-name="P9"><text:span text:style-name="T52">SELECT</text:span><text:span text:style-name="T31"> * </text:span><text:span text:style-name="T52">FROM</text:span><text:span text:style-name="T31"> </text:span><text:span text:style-name="T32">tableName</text:span><text:span text:style-name="T30"> </text:span><text:span text:style-name="T31"><text:s/></text:span><text:span text:style-name="T52">WHERE</text:span><text:span text:style-name="T31"> </text:span><text:span text:style-name="T32">columnName</text:span><text:span text:style-name="T31"> </text:span><text:span text:style-name="T52">BETWEEN</text:span><text:span text:style-name="T31"> </text:span><text:span text:style-name="T30">x</text:span><text:span text:style-name="T31"> </text:span><text:span text:style-name="T52">AND</text:span><text:span text:style-name="T31"> y</text:span></text:p>
      <text:p text:style-name="P14"/>
      <text:p text:style-name="P9"><text:span text:style-name="T31">* </text:span><text:span text:style-name="T103">Like </text:span><text:span text:style-name="T30">– </text:span><text:span text:style-name="T31">ищет паттерн в строке</text:span><text:span text:style-name="T7"> </text:span></text:p>
      <text:p text:style-name="P9">% - <text:span text:style-name="T7">любая последовательность символов любой длинны</text:span></text:p>
      <text:p text:style-name="P11">_ - один любой символ</text:p>
      <text:p text:style-name="P9"><text:span text:style-name="T52">SELECT</text:span><text:span text:style-name="T31"> * </text:span><text:span text:style-name="T52">FROM</text:span><text:span text:style-name="T31"> </text:span><text:span text:style-name="T32">tableName</text:span><text:span text:style-name="T31"> </text:span><text:span text:style-name="T52">WHERE</text:span><text:span text:style-name="T31"> </text:span><text:span text:style-name="T32">columnName</text:span><text:span text:style-name="T31"> </text:span><text:span text:style-name="T52">LIKE</text:span><text:span text:style-name="T31"> </text:span><text:span text:style-name="T58">'a%'</text:span><text:span text:style-name="T31">;</text:span><text:span text:style-name="T7"> <text:s/>- начинается на </text:span><text:span text:style-name="T60">а</text:span></text:p>
      <text:p text:style-name="P9"><text:soft-page-break/><text:span text:style-name="T52">SELECT</text:span><text:span text:style-name="T31"> * </text:span><text:span text:style-name="T52">FROM</text:span><text:span text:style-name="T31"> </text:span><text:span text:style-name="T32">tableName </text:span><text:span text:style-name="T52">WHERE</text:span><text:span text:style-name="T31"> </text:span><text:span text:style-name="T32">columnName</text:span><text:span text:style-name="T31"> <text:s/></text:span><text:span text:style-name="T52">LIKE</text:span><text:span text:style-name="T31"> </text:span><text:span text:style-name="T58">'_r%'</text:span><text:span text:style-name="T31">;</text:span><text:span text:style-name="T60"> <text:s/>- </text:span><text:span text:style-name="T31">второй символ </text:span><text:span text:style-name="T59">r <text:s/></text:span></text:p>
      <text:p text:style-name="P13">* <text:span text:style-name="T7">примеры</text:span></text:p>
      <text:p text:style-name="P13"><text:span text:style-name="T52">SELECT</text:span><text:span text:style-name="T7"> * </text:span><text:span text:style-name="T52">FROM</text:span><text:span text:style-name="T7"> skill_managers </text:span><text:span text:style-name="T52">WHERE</text:span><text:span text:style-name="T7"> a</text:span>ge<text:span text:style-name="T7"> </text:span><text:span text:style-name="T64">IN </text:span><text:span text:style-name="T7">(25,33,37,42)</text:span></text:p>
      <text:p text:style-name="P13"><text:span text:style-name="T52">SELECT</text:span><text:span text:style-name="T7"> * </text:span><text:span text:style-name="T52">FROM</text:span><text:span text:style-name="T7"> skill_managers </text:span><text:span text:style-name="T52">WHERE</text:span><text:span text:style-name="T7"> first_name </text:span><text:span text:style-name="T64">IN </text:span><text:span text:style-name="T7">('Piter','Kaiden','Lacey');,</text:span></text:p>
      <text:p text:style-name="P14"/>
      <text:p text:style-name="P14">**Сортировка <text:span text:style-name="T108">ORDER BY</text:span>**</text:p>
      <text:p text:style-name="P13">* order by —<text:span text:style-name="T7"> по умолчанию по возрастанию (</text:span>ASC) —<text:span text:style-name="T7"> можно не указывать, </text:span></text:p>
      <text:p text:style-name="P13"><text:span text:style-name="T7">* по убыванию </text:span>DESC (descending)</text:p>
      <text:p text:style-name="P13"><text:span text:style-name="T52">SELECT</text:span><text:span text:style-name="T7"> * </text:span><text:span text:style-name="T52">FROM</text:span><text:span text:style-name="T7"> </text:span><text:span text:style-name="T14">tableName </text:span><text:span text:style-name="T52"><text:s/></text:span>order by <text:s/><text:span text:style-name="T14">columnName </text:span><text:span text:style-name="T20">(ASC</text:span><text:span text:style-name="T14">)</text:span></text:p>
      <text:p text:style-name="P13"><text:span text:style-name="T53">SELECT</text:span><text:span text:style-name="T14"> * </text:span><text:span text:style-name="T53">FROM</text:span><text:span text:style-name="T14"> tableName </text:span><text:span text:style-name="T53"><text:s/></text:span><text:span text:style-name="T7">order by</text:span><text:span text:style-name="T14"> <text:s/>columnName </text:span><text:span text:style-name="T20">DESC </text:span><text:span text:style-name="T7"><text:s/>- по убыванию указывать обязательно!</text:span></text:p>
      <text:p text:style-name="P15"><text:span text:style-name="T7">**</text:span><text:span text:style-name="T66">select</text:span><text:span text:style-name="T7"> * </text:span><text:span text:style-name="T66">from</text:span><text:span text:style-name="T7"> skill_managers </text:span><text:span text:style-name="T66">where</text:span><text:span text:style-name="T7"> gender=‘F’ </text:span><text:span text:style-name="T67">order by</text:span><text:span text:style-name="T7"> age </text:span></text:p>
      <text:p text:style-name="P15"><text:span text:style-name="T7">**</text:span><text:span text:style-name="T66">select</text:span><text:span text:style-name="T7"> </text:span><text:span text:style-name="T68">top 5</text:span> <text:span text:style-name="T7">* </text:span><text:span text:style-name="T66">from</text:span><text:span text:style-name="T7"> skill_managers </text:span><text:span text:style-name="T66">where</text:span><text:span text:style-name="T7"> gender=‘F’ </text:span><text:span text:style-name="T67">order by</text:span><text:span text:style-name="T7"> age <text:s/>- для </text:span>MSQL</text:p>
      <text:p text:style-name="P15"><text:span text:style-name="T7">**</text:span><text:span text:style-name="T66">select</text:span><text:span text:style-name="T7"> * </text:span><text:span text:style-name="T66">from</text:span><text:span text:style-name="T7"> skill_managers </text:span><text:span text:style-name="T66">where</text:span><text:span text:style-name="T7"> gender=‘F’ </text:span><text:span text:style-name="T67">order by</text:span><text:span text:style-name="T7"> age </text:span><text:span text:style-name="T68">limit 5 —</text:span><text:span text:style-name="T69"> </text:span><text:span text:style-name="T7">для остальных бд</text:span></text:p>
      <text:p text:style-name="P18"/>
      <text:p text:style-name="P20">*****Числа, Строки и Даты*****</text:p>
      <text:p text:style-name="P18">Длинна строки</text:p>
      <text:p text:style-name="P15"><text:span text:style-name="T103">len</text:span> – <text:span text:style-name="T24">MS SQL</text:span></text:p>
      <text:p text:style-name="P15"><text:span text:style-name="T20">length</text:span> – <text:span text:style-name="T24">PostrgresSQL and other</text:span></text:p>
      <text:p text:style-name="P15"><text:span text:style-name="T54">s</text:span><text:span text:style-name="T56">elect</text:span><text:span text:style-name="T54"> </text:span><text:span text:style-name="T14">len</text:span><text:span text:style-name="T7">('Длинна этой стрки') </text:span></text:p>
      <text:p text:style-name="P15"><text:span text:style-name="T54">s</text:span><text:span text:style-name="T56">electr</text:span><text:span text:style-name="T54"> </text:span><text:span text:style-name="T14">columnName, len</text:span><text:span text:style-name="T20">(</text:span><text:span text:style-name="T14">columnName</text:span><text:span text:style-name="T20">) </text:span><text:span text:style-name="T14">columnNickName <text:s/></text:span><text:span text:style-name="T20">f</text:span><text:span text:style-name="T14">rom tableName –</text:span><text:span text:style-name="T20"> </text:span><text:span text:style-name="T24">MS SQL</text:span></text:p>
      <text:p text:style-name="P15"><text:span text:style-name="T54">s</text:span><text:span text:style-name="T56">elect</text:span><text:span text:style-name="T54"> </text:span><text:span text:style-name="T14">columnName, </text:span><text:span text:style-name="T20">length(columnName)</text:span><text:span text:style-name="T24"> </text:span><text:span text:style-name="T14">columnNickName </text:span><text:span text:style-name="T70">FROM</text:span><text:span text:style-name="T9"> </text:span><text:span text:style-name="T14">tableName</text:span><text:span text:style-name="T9"> –</text:span><text:span text:style-name="T24"> PostgresSQL</text:span></text:p>
      <text:p text:style-name="P15"/>
      <text:p text:style-name="P15">** <text:span text:style-name="T7">удаление лишних пробелов*</text:span></text:p>
      <text:p text:style-name="P22">*LTRIM / TRIM / RTRIM</text:p>
      <text:p text:style-name="P18">*левый <text:s/>/ <text:s text:c="2"/>оба <text:s text:c="2"/>/ <text:s/>правый — адекватно работают в <text:span text:style-name="T3">MySQL </text:span><text:span text:style-name="T24">и </text:span><text:span text:style-name="T3">PostgresSQL</text:span></text:p>
      <text:p text:style-name="P6"><text:span text:style-name="T37">*</text:span><text:span text:style-name="T38"> c MSSQL </text:span><text:span text:style-name="T39">надо гуглить </text:span><text:span text:style-name="T38">LRTIM </text:span><text:span text:style-name="T39">работает как </text:span><text:span text:style-name="T38">TRIM... </text:span><text:span text:style-name="T5">(⊙_⊙) </text:span></text:p>
      <text:p text:style-name="P6"><text:span text:style-name="T55">SELECT</text:span><text:span text:style-name="T38"> </text:span><text:span text:style-name="T109">TRIM</text:span><text:span text:style-name="T38">(</text:span><text:span text:style-name="T41">columnName</text:span><text:span text:style-name="T38">) </text:span><text:span text:style-name="T41">columnNickName</text:span><text:span text:style-name="T38"> </text:span><text:span text:style-name="T71">FROM</text:span><text:span text:style-name="T38"> </text:span><text:span text:style-name="T41">tableName</text:span><text:span text:style-name="T40"> </text:span><text:span text:style-name="T55">WHERE</text:span><text:span text:style-name="T37"> </text:span><text:span text:style-name="T109">TRIM</text:span><text:span text:style-name="T61">(</text:span><text:span text:style-name="T63">columnName</text:span><text:span text:style-name="T61">)='</text:span><text:span text:style-name="T62">String</text:span><text:span text:style-name="T61">'</text:span><text:span text:style-name="T38"> (order by);</text:span></text:p>
      <text:p text:style-name="P17">**<text:span text:style-name="T104">upper</text:span>('string')='STRING' <text:s text:c="2"/>= <text:span text:style-name="T19">ucase</text:span> - MySQL</text:p>
      <text:p text:style-name="P17">**<text:span text:style-name="T104">lower</text:span>('STRING')='string' <text:s text:c="2"/>= <text:span text:style-name="T19">lcase</text:span> - MySQL</text:p>
      <text:p text:style-name="P18"><text:span text:style-name="T56">SELECT </text:span><text:span text:style-name="T3">case when</text:span><text:span text:style-name="T57"> </text:span><text:span text:style-name="T72">'A'='a'</text:span><text:span text:style-name="T57"> </text:span><text:span text:style-name="T6">then</text:span><text:span text:style-name="T57"> </text:span><text:span text:style-name="T72">'NOT CASE SENSITIVE'</text:span><text:span text:style-name="T57"> </text:span><text:span text:style-name="T6">else</text:span><text:span text:style-name="T57"> </text:span><text:span text:style-name="T72">'CASE SENSITIVE'</text:span><text:span text:style-name="T57"> END; - </text:span>запрос если то</text:p>
      <text:p text:style-name="P18"><text:span text:style-name="T24">**select upper(</text:span><text:span text:style-name="T20">columnName</text:span><text:span text:style-name="T24">) </text:span><text:span text:style-name="T20">columnNickName</text:span><text:span text:style-name="T5"> </text:span><text:span text:style-name="T24">, upper(</text:span><text:span text:style-name="T20">columnName</text:span><text:span text:style-name="T6">)</text:span><text:span text:style-name="T24"> </text:span><text:span text:style-name="T20">columnNickName</text:span><text:span text:style-name="T5"> </text:span></text:p>
      <text:p text:style-name="P18"><text:span text:style-name="T24"><text:s/>**from <text:s/></text:span><text:span text:style-name="T20">tableName</text:span></text:p>
      <text:p text:style-name="P19"/>
      <text:p text:style-name="P21"><text:span text:style-name="T100">SUBSTRING</text:span><text:span text:style-name="T20"> –</text:span><text:span text:style-name="T30"> к</text:span><text:span text:style-name="T31">огда надо выделить часть стоки. И распологаем данными о начальной позиции</text:span></text:p>
      <text:p text:style-name="P21"><text:span text:style-name="T31">** и можем расчитать его длинну - </text:span><text:span text:style-name="T32">работает во всех БД</text:span></text:p>
      <text:p text:style-name="P18">** если необходимо выделить с Х и до конца строки можно не расчитывать длинну, а указать большее</text:p>
      <text:p text:style-name="P21"><text:span text:style-name="T31">**</text:span><text:span text:style-name="T42">SQL </text:span><text:span text:style-name="T32">доработает все сама</text:span></text:p>
      <text:p text:style-name="P16">*select substring('strSUBSTRINGing',4,9) – SUBSTRING</text:p>
      <text:p text:style-name="P15"><text:span text:style-name="T20">**</text:span><text:span text:style-name="T54">SELECT</text:span><text:span text:style-name="T20"> </text:span><text:span text:style-name="T14">columnName</text:span><text:span text:style-name="T20">, </text:span><text:span text:style-name="T73">substring</text:span><text:span text:style-name="T20">(</text:span><text:span text:style-name="T14">columnName</text:span><text:span text:style-name="T20">, len('</text:span><text:span text:style-name="T24">***</text:span><text:span text:style-name="T20">')+1, len(</text:span><text:span text:style-name="T14">columnName</text:span><text:span text:style-name="T20">)-len('</text:span><text:span text:style-name="T22">***</text:span><text:span text:style-name="T20">'))<text:line-break/>**</text:span><text:span text:style-name="T70">FROM</text:span><text:span text:style-name="T20"> </text:span><text:span text:style-name="T14">tableName</text:span><text:span text:style-name="T20"> </text:span><text:span text:style-name="T54">WHERE</text:span><text:span text:style-name="T20"> </text:span><text:span text:style-name="T14">columnName </text:span><text:span text:style-name="T20">like '</text:span><text:span text:style-name="T24">***</text:span><text:span text:style-name="T20">'</text:span></text:p>
      <text:p text:style-name="P15"><text:span text:style-name="T20">**</text:span><text:span text:style-name="T54">SELECT</text:span><text:span text:style-name="T20"> </text:span><text:span text:style-name="T14">columnName</text:span><text:span text:style-name="T20">, </text:span><text:span text:style-name="T73">substring</text:span><text:span text:style-name="T20">(</text:span><text:span text:style-name="T14">columnName</text:span><text:span text:style-name="T20">, </text:span><text:span text:style-name="T73">X </text:span><text:span text:style-name="T20">, len(</text:span><text:span text:style-name="T14">columnName</text:span><text:span text:style-name="T20">)) </text:span><text:span text:style-name="T70">FROM</text:span><text:span text:style-name="T20"> </text:span><text:span text:style-name="T14">tableName</text:span><text:span text:style-name="T20"> </text:span><text:span text:style-name="T54">WHERE</text:span><text:span text:style-name="T20"> </text:span><text:span text:style-name="T14">columnName </text:span><text:span text:style-name="T20">like '</text:span><text:span text:style-name="T24">***</text:span><text:span text:style-name="T20">' </text:span><text:span text:style-name="T73">X – </text:span><text:span text:style-name="T14">если известна стартовая позиция</text:span></text:p>
      <text:p text:style-name="P19"/>
      <text:p text:style-name="P19">ПОИСК подСТРОКИ</text:p>
      <text:list xml:id="list2866614025523947856" text:style-name="L1">
        <text:list-header>
          <text:p text:style-name="P57"><text:span text:style-name="T80">** Для </text:span><text:span text:style-name="T81">MS SQL</text:span><text:span text:style-name="T80">:</text:span><text:span text:style-name="T79"> </text:span><text:span text:style-name="Strong_20_Emphasis"><text:span text:style-name="T91">charindex</text:span></text:span><text:span text:style-name="T79">.</text:span></text:p>
          <text:p text:style-name="P57"><text:span text:style-name="T79">** </text:span><text:span text:style-name="T86">SELECT</text:span><text:span text:style-name="T79"> </text:span><text:span text:style-name="T84">columnName, </text:span><text:span text:style-name="T91">charindex(</text:span><text:span text:style-name="T79">'s</text:span><text:span text:style-name="T83">omething</text:span><text:span text:style-name="T79">', </text:span><text:span text:style-name="T84">columnName</text:span><text:span text:style-name="T79">) </text:span><text:span text:style-name="T84">columnNickName</text:span><text:span text:style-name="T85"> </text:span></text:p>
          <text:p text:style-name="P57"><text:span text:style-name="T82">** </text:span><text:span text:style-name="T93">FROM</text:span><text:span text:style-name="T79"> </text:span><text:span text:style-name="T84">tableName</text:span><text:span text:style-name="T79"> </text:span><text:span text:style-name="T86">WHERE</text:span><text:span text:style-name="T79"> </text:span><text:span text:style-name="T91">charindex(</text:span><text:span text:style-name="T79">'s</text:span><text:span text:style-name="T83">omething</text:span><text:span text:style-name="T79">', </text:span><text:span text:style-name="T84">columnName</text:span><text:span text:style-name="T79">)=</text:span><text:span text:style-name="T92">X (position) </text:span></text:p>
        </text:list-header>
      </text:list>
      <text:p text:style-name="P23"><text:span text:style-name="T96"><text:tab/><text:tab/><text:tab/><text:tab/><text:tab/><text:tab/> <text:s/></text:span><text:span text:style-name="T98">Что ищем <text:s text:c="3"/>Где ищем</text:span></text:p>
      <text:p text:style-name="P44"><text:span text:style-name="T74">** Для </text:span><text:span text:style-name="T75">MySQL</text:span><text:span text:style-name="T74">: </text:span><text:span text:style-name="Strong_20_Emphasis"><text:span text:style-name="T90">locate</text:span></text:span><text:span text:style-name="T90">, </text:span><text:span text:style-name="Strong_20_Emphasis"><text:span text:style-name="T90">instr </text:span></text:span><text:span text:style-name="T90">и </text:span><text:span text:style-name="Strong_20_Emphasis"><text:span text:style-name="T90">position</text:span></text:span><text:span text:style-name="T90">.</text:span></text:p>
      <text:p text:style-name="P24"><text:span text:style-name="T77">** </text:span><text:span text:style-name="T87">SELECT</text:span><text:span text:style-name="T77"> columnName </text:span><text:span text:style-name="T94">FROM</text:span><text:span text:style-name="T77"> tableName </text:span><text:span text:style-name="T87">WHERE</text:span><text:span text:style-name="T77"> </text:span><text:span text:style-name="T88">locate</text:span><text:span text:style-name="T89">(</text:span><text:span text:style-name="T77">'s</text:span><text:span text:style-name="T78">omething</text:span><text:span text:style-name="T77">', columnName)=</text:span><text:span text:style-name="T88">X (position) </text:span><text:span text:style-name="T89"><text:s text:c="39"/></text:span></text:p>
      <text:p text:style-name="P47"><text:span text:style-name="T77">** </text:span><text:span text:style-name="T87">SELECT</text:span><text:span text:style-name="T77"> columnName </text:span><text:span text:style-name="T94">FROM</text:span><text:span text:style-name="T77"> tableName </text:span><text:span text:style-name="T87">WHERE</text:span><text:span text:style-name="T77"> </text:span><text:span text:style-name="T88">instr</text:span><text:span text:style-name="T89">(</text:span><text:span text:style-name="T77">columnName, 's</text:span><text:span text:style-name="T78">omething</text:span><text:span text:style-name="T77">')=</text:span><text:span text:style-name="T88">X (position)</text:span></text:p>
      <text:p text:style-name="P48"><text:span text:style-name="T88"><text:tab/><text:tab/><text:tab/><text:tab/><text:tab/><text:tab/><text:tab/><text:tab/> <text:s text:c="10"/></text:span><text:span text:style-name="T98">Где ищем <text:s text:c="6"/>Что ищем </text:span></text:p>
      <text:p text:style-name="P46"><text:span text:style-name="T77">** </text:span><text:span text:style-name="T87">SELECT</text:span><text:span text:style-name="T77"> columnName </text:span><text:span text:style-name="T95">FROM</text:span><text:span text:style-name="T77"> tableName </text:span><text:span text:style-name="T87">WHERE</text:span><text:span text:style-name="T77"> </text:span><text:span text:style-name="T88">position</text:span><text:span text:style-name="T97">(</text:span><text:span text:style-name="T77">'something' </text:span><text:span text:style-name="T78">in columnName</text:span><text:span text:style-name="T77">)=</text:span><text:span text:style-name="T89">X (position)</text:span></text:p>
      <text:p text:style-name="P45"><text:soft-page-break/></text:p>
      <text:p text:style-name="P43"><text:span text:style-name="T74">**Для </text:span><text:span text:style-name="T75">PostgreSQ</text:span><text:span text:style-name="T74">L: </text:span><text:span text:style-name="Strong_20_Emphasis"><text:span text:style-name="T90">strpos </text:span></text:span><text:span text:style-name="T90">и </text:span><text:span text:style-name="Strong_20_Emphasis"><text:span text:style-name="T90">position</text:span></text:span><text:span text:style-name="T76">.</text:span></text:p>
      <text:p text:style-name="P42"><text:span text:style-name="T77">** </text:span><text:span text:style-name="T87">SELECT</text:span><text:span text:style-name="T77"> columnName </text:span><text:span text:style-name="T95">FROM</text:span><text:span text:style-name="T77"> tableName </text:span><text:span text:style-name="T87">WHERE</text:span><text:span text:style-name="T77"> </text:span><text:span text:style-name="T88">position</text:span><text:span text:style-name="T78">(</text:span><text:span text:style-name="T77">'something' </text:span><text:span text:style-name="T78">in columnName</text:span><text:span text:style-name="T77">)=</text:span><text:span text:style-name="T89">X (position)</text:span></text:p>
      <text:p text:style-name="P25"><text:span text:style-name="T77">** </text:span><text:span text:style-name="T87">SELECT</text:span><text:span text:style-name="T77"> columnName </text:span><text:span text:style-name="T95">FROM</text:span><text:span text:style-name="T77"> tableName </text:span><text:span text:style-name="T87">WHERE</text:span><text:span text:style-name="T77"> </text:span><text:span text:style-name="T89">s</text:span><text:span text:style-name="T88">trpos</text:span><text:span text:style-name="T89">(</text:span><text:span text:style-name="T77">columnName, 'something')=</text:span><text:span text:style-name="T89">X (position)</text:span></text:p>
      <text:p text:style-name="P34">current_timestamp <text:span text:style-name="T1">–</text:span><text:span text:style-name="T27"> </text:span><text:span text:style-name="T43">возврат текущей даты и времени </text:span><text:span text:style-name="T1"><text:s/></text:span><text:span text:style-name="T44">YYYY-MM-DD</text:span></text:p>
      <text:p text:style-name="P26">MS SQL</text:p>
      <text:p text:style-name="P36">getdate() </text:p>
      <text:p text:style-name="P34"><text:span text:style-name="T28">getUTCdate() - UTC </text:span><text:span text:style-name="T29">время</text:span></text:p>
      <text:p text:style-name="P34"><text:span text:style-name="T29">select CAST</text:span><text:span text:style-name="T45">(getdate() as time)</text:span></text:p>
      <text:p text:style-name="P34"><text:span text:style-name="T29">select CAST</text:span><text:span text:style-name="T45">(current_timestamp as date)</text:span></text:p>
      <text:p text:style-name="P34"><text:span text:style-name="T29">select convert</text:span><text:span text:style-name="T45">(Date / </text:span><text:span text:style-name="T44">time</text:span><text:span text:style-name="T45">, getdate())</text:span></text:p>
      <text:p text:style-name="P34"><text:span text:style-name="T28">CONVERT – </text:span><text:span text:style-name="T45">смотри доп материал</text:span></text:p>
      <text:p text:style-name="P26">MySQL</text:p>
      <text:p text:style-name="P36">current_timestamp/() / now() / localtime/() / localtimestamp/() </text:p>
      <text:p text:style-name="P36">utc_timestamp/()</text:p>
      <text:p text:style-name="P36">select CAST<text:span text:style-name="T30">(</text:span>now()<text:span text:style-name="T30"> as date) </text:span></text:p>
      <text:p text:style-name="P36">select convert<text:span text:style-name="T30">(now(), date)</text:span></text:p>
      <text:p text:style-name="P36">select <text:span text:style-name="T30">date(</text:span>now()<text:span text:style-name="T30">)</text:span></text:p>
      <text:p text:style-name="P36">select<text:span text:style-name="T30"> time(</text:span>now()<text:span text:style-name="T30">)</text:span></text:p>
      <text:p text:style-name="P26">PostgreSQL</text:p>
      <text:p text:style-name="P35"><text:span text:style-name="T29">current_timestamp</text:span><text:span text:style-name="T45"> – </text:span><text:span text:style-name="T46">указывает на часовой пояс +</text:span></text:p>
      <text:p text:style-name="P36">now() / localtimestamp</text:p>
      <text:p text:style-name="P35"><text:span text:style-name="T29">localtime</text:span><text:span text:style-name="T45"> —</text:span><text:span text:style-name="T47"> </text:span><text:span text:style-name="T46">отображение ТОЛЬКО времени</text:span></text:p>
      <text:p text:style-name="P36"><text:span text:style-name="T13">s</text:span><text:span text:style-name="T7">elect</text:span><text:span text:style-name="T31"> </text:span><text:span text:style-name="T7">CAST</text:span><text:span text:style-name="T31">(</text:span><text:span text:style-name="T7">now() </text:span><text:span text:style-name="T31">as date) date</text:span></text:p>
      <text:p text:style-name="P36"><text:span text:style-name="T7">select</text:span><text:span text:style-name="T33"> date(</text:span><text:span text:style-name="T7">now()</text:span><text:span text:style-name="T33">) </text:span><text:span text:style-name="T48">- </text:span><text:span text:style-name="T30">time(</text:span>now()<text:span text:style-name="T30">) - </text:span><text:span text:style-name="T33">тут не работает</text:span></text:p>
      <text:p text:style-name="P36"><text:span text:style-name="T7">select</text:span><text:span text:style-name="T31"> </text:span><text:span text:style-name="T7">now()</text:span><text:span text:style-name="T31">::date и </text:span><text:span text:style-name="T7">select</text:span><text:span text:style-name="T31"> </text:span><text:span text:style-name="T7">now()</text:span><text:span text:style-name="T31">::</text:span><text:span text:style-name="T30">time </text:span><text:span text:style-name="T31">- </text:span><text:span text:style-name="T33"><text:s/>соответственно</text:span></text:p>
      <text:p text:style-name="P30"/>
      <text:p text:style-name="P38">Форматирование даты и времени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51"/>
          </table:table-cell>
          <table:table-cell table:style-name="Таблица2.A1" office:value-type="string">
            <text:p text:style-name="P52">MSSQL </text:p>
          </table:table-cell>
          <table:table-cell table:style-name="Таблица2.A1" office:value-type="string">
            <text:p text:style-name="P52">MySQL </text:p>
          </table:table-cell>
          <table:table-cell table:style-name="Таблица2.D1" office:value-type="string">
            <text:p text:style-name="P52">Postgres</text:p>
          </table:table-cell>
        </table:table-row>
        <table:table-row>
          <table:table-cell table:style-name="Таблица2.A1" office:value-type="string">
            <text:p text:style-name="P53">Функция </text:p>
          </table:table-cell>
          <table:table-cell table:style-name="Таблица2.A1" office:value-type="string">
            <text:p text:style-name="P49">FORMAT(var, format_str) </text:p>
          </table:table-cell>
          <table:table-cell table:style-name="Таблица2.A1" office:value-type="string">
            <text:p text:style-name="P49">DATE_FORMAT(var, format_str) </text:p>
          </table:table-cell>
          <table:table-cell table:style-name="Таблица2.A1" office:value-type="string">
            <text:p text:style-name="P50">to_char(var, format_str)</text:p>
          </table:table-cell>
        </table:table-row>
        <table:table-row>
          <table:table-cell table:style-name="Таблица2.A1" office:value-type="string">
            <text:p text:style-name="P53">Год </text:p>
          </table:table-cell>
          <table:table-cell table:style-name="Таблица2.A1" office:value-type="string">
            <text:p text:style-name="P54">yyyy </text:p>
          </table:table-cell>
          <table:table-cell table:style-name="Таблица2.A1" office:value-type="string">
            <text:p text:style-name="P54">%Y </text:p>
          </table:table-cell>
          <table:table-cell table:style-name="Таблица2.A1" office:value-type="string">
            <text:p text:style-name="P54">yyyy</text:p>
          </table:table-cell>
        </table:table-row>
        <table:table-row>
          <table:table-cell table:style-name="Таблица2.A1" office:value-type="string">
            <text:p text:style-name="P53">Месяц </text:p>
          </table:table-cell>
          <table:table-cell table:style-name="Таблица2.A1" office:value-type="string">
            <text:p text:style-name="P54">MM </text:p>
          </table:table-cell>
          <table:table-cell table:style-name="Таблица2.A1" office:value-type="string">
            <text:p text:style-name="P54">%m </text:p>
          </table:table-cell>
          <table:table-cell table:style-name="Таблица2.A1" office:value-type="string">
            <text:p text:style-name="P54">MM</text:p>
          </table:table-cell>
        </table:table-row>
        <table:table-row>
          <table:table-cell table:style-name="Таблица2.A1" office:value-type="string">
            <text:p text:style-name="P53">День </text:p>
          </table:table-cell>
          <table:table-cell table:style-name="Таблица2.A1" office:value-type="string">
            <text:p text:style-name="P54">dd </text:p>
          </table:table-cell>
          <table:table-cell table:style-name="Таблица2.A1" office:value-type="string">
            <text:p text:style-name="P54">%d </text:p>
          </table:table-cell>
          <table:table-cell table:style-name="Таблица2.A1" office:value-type="string">
            <text:p text:style-name="P54">dd</text:p>
          </table:table-cell>
        </table:table-row>
        <table:table-row>
          <table:table-cell table:style-name="Таблица2.A1" office:value-type="string">
            <text:p text:style-name="P53">Час </text:p>
          </table:table-cell>
          <table:table-cell table:style-name="Таблица2.A1" office:value-type="string">
            <text:p text:style-name="P54">hh </text:p>
          </table:table-cell>
          <table:table-cell table:style-name="Таблица2.A1" office:value-type="string">
            <text:p text:style-name="P54">%H </text:p>
          </table:table-cell>
          <table:table-cell table:style-name="Таблица2.A1" office:value-type="string">
            <text:p text:style-name="P54">hh</text:p>
          </table:table-cell>
        </table:table-row>
        <table:table-row>
          <table:table-cell table:style-name="Таблица2.A1" office:value-type="string">
            <text:p text:style-name="P53">Минуты </text:p>
          </table:table-cell>
          <table:table-cell table:style-name="Таблица2.A1" office:value-type="string">
            <text:p text:style-name="P54">mm </text:p>
          </table:table-cell>
          <table:table-cell table:style-name="Таблица2.A1" office:value-type="string">
            <text:p text:style-name="P54">%i </text:p>
          </table:table-cell>
          <table:table-cell table:style-name="Таблица2.A1" office:value-type="string">
            <text:p text:style-name="P54">MI</text:p>
          </table:table-cell>
        </table:table-row>
        <table:table-row>
          <table:table-cell table:style-name="Таблица2.A1" office:value-type="string">
            <text:p text:style-name="P53">Секунды </text:p>
          </table:table-cell>
          <table:table-cell table:style-name="Таблица2.A1" office:value-type="string">
            <text:p text:style-name="P54">ss </text:p>
          </table:table-cell>
          <table:table-cell table:style-name="Таблица2.A1" office:value-type="string">
            <text:p text:style-name="P54">%s </text:p>
          </table:table-cell>
          <table:table-cell table:style-name="Таблица2.A1" office:value-type="string">
            <text:p text:style-name="P54">ss</text:p>
          </table:table-cell>
        </table:table-row>
      </table:table>
      <text:p text:style-name="Text_20_body"><draw:frame draw:style-name="fr1" draw:name="Графический объект1" text:anchor-type="paragraph" svg:x="0.203cm" svg:y="0.9cm" svg:width="20.055cm" svg:height="8.431cm" draw:z-index="0"><draw:image xlink:href="Pictures/10000000000005DF00000278B0F423E5.png" xlink:type="simple" xlink:show="embed" xlink:actuate="onLoad"/></draw:frame><text:soft-page-break/><text:line-break/><text:span text:style-name="T99">PostgreSQL</text:span></text:p>
      <text:p text:style-name="P37"><text:span text:style-name="T101">date_part</text:span><text:span text:style-name="T49">('day',current_timestamp) </text:span><text:span text:style-name="T101">as</text:span><text:span text:style-name="T49"> day – </text:span><text:span text:style-name="T35">в таблице чет не верные данные</text:span></text:p>
      <text:p text:style-name="P37"><text:span text:style-name="T102">date_part</text:span><text:span text:style-name="T34">('day',current_timestamp) <text:s/>«day» <text:s/></text:span><text:span text:style-name="T49">- </text:span><text:span text:style-name="T36">или </text:span><text:span text:style-name="T50">AS </text:span><text:span text:style-name="T36">или «» или имена колонок не должны совпадать с частью функции как пример </text:span><text:span text:style-name="T50">days</text:span></text:p>
      <text:p text:style-name="P37"><text:span text:style-name="T49">select current_timestamp datetime_default,<text:line-break/>extract(hour FROM current_timestamp) </text:span><text:span text:style-name="T22">"hour"</text:span><text:span text:style-name="T49">,<text:line-break/>extract(minute FROM current_timestamp) </text:span><text:span text:style-name="T22">as minute</text:span><text:span text:style-name="T49">,<text:line-break/>extract(second FROM current_timestamp) </text:span><text:span text:style-name="T22">seconds</text:span></text:p>
      <text:p text:style-name="P36"/>
      <text:p text:style-name="P28">select * from tableName where columnName_date='date'</text:p>
      <text:p text:style-name="P28">select * from tableName where columnName_time='time'</text:p>
      <text:p text:style-name="P28">select * from tableName where columnName_datetime='datetime'</text:p>
      <text:p text:style-name="P28">select * from tableName where CAST( columnName_datetime as date)='date'</text:p>
      <text:p text:style-name="P28">select * from tableName where CAST( columnName_datetime as time)='time' </text:p>
      <text:p text:style-name="P28"/>
      <text:p text:style-name="P38">Создание/сборка даты и времени</text:p>
      <text:p text:style-name="P27">MS SQL</text:p>
      <text:p text:style-name="P29">select DATEFROMPARTS(year,month,day) as <text:s/>columnName </text:p>
      <text:p text:style-name="P29">select DATETIMEFROMPARTS<text:span text:style-name="T7">(year,month,day,</text:span>hour,minuts,sec,mlsec<text:span text:style-name="T7">)</text:span> as <text:s/>columnName </text:p>
      <text:p text:style-name="P29">select CAST(DATETIMEFROMPARTS<text:span text:style-name="T7">(year,month,day,</text:span>hour,minuts,sec,mlsec<text:span text:style-name="T7">) </text:span>as time) <text:s/><text:span text:style-name="T7">и тд</text:span> </text:p>
      <text:p text:style-name="P29"/>
      <text:p text:style-name="P27">PostgreSQL</text:p>
      <text:p text:style-name="P29">select make_date( year,month,day)</text:p>
      <text:p text:style-name="P29">select make_time<text:span text:style-name="T7">(</text:span>hour,minuts,sec,mlsec<text:span text:style-name="T7">) </text:span></text:p>
      <text:p text:style-name="P29"><text:span text:style-name="T7">select </text:span>make_timestamp<text:span text:style-name="T7">(year,month,day,hour,minuts,sec,mlsec) </text:span></text:p>
      <text:p text:style-name="P33"><text:soft-page-break/>MySQL</text:p>
      <text:p text:style-name="P29"><text:span text:style-name="T7">select </text:span>date(concat(year,'-',month,'-',day)) </text:p>
      <text:p text:style-name="P29">select * from skill_managers where birth_date=DATEFROMPARTS(1995,1,1)</text:p>
      <text:p text:style-name="P38">Изменение даты и времени</text:p>
      <text:p text:style-name="P27">MS SQL</text:p>
      <text:p text:style-name="P29">select current_timestamp, DATE_ADD(minute,1, <text:s/>current_timestamp), <text:span text:style-name="T7">прибавление</text:span></text:p>
      <text:p text:style-name="P29">DATE_ADD(month,-5, <text:s/>current_timestamp) <text:span text:style-name="T7">вычитание</text:span></text:p>
      <text:p text:style-name="P33">MySQL</text:p>
      <text:p text:style-name="P29">select current_timestamp, DATE_ADD(current_timestamp <text:span text:style-name="T65">interval</text:span> 1 minute), <text:span text:style-name="T7">прибавление</text:span></text:p>
      <text:p text:style-name="P29"><text:span text:style-name="T7">DATE_ADD( current_timestamp, </text:span><text:span text:style-name="T65">interval</text:span> -5 month<text:span text:style-name="T7">) вычитание</text:span></text:p>
      <text:p text:style-name="P29">DATE_<text:span text:style-name="T65">SUB</text:span>(current_timestamp <text:span text:style-name="T65">interval</text:span> 1 year) – <text:span text:style-name="T7">вычитание</text:span></text:p>
      <text:p text:style-name="P33">PostgreSQL</text:p>
      <text:p text:style-name="P29"><text:span text:style-name="T7">select current_timestamp, </text:span>current_timestamp + <text:span text:style-name="T65">interval</text:span> '1 minute' - <text:span text:style-name="T7">сложение</text:span></text:p>
      <text:p text:style-name="P29"><text:span text:style-name="T7">select current_timestamp, </text:span>current_timestamp <text:span text:style-name="T7">-</text:span> <text:span text:style-name="T65">interval</text:span> '1 month' <text:span text:style-name="T7">вычитание</text:span></text:p>
      <text:p text:style-name="P31"/>
      <text:p text:style-name="P38">Агреагатные функции <text:span text:style-name="T1">SQL</text:span></text:p>
      <text:p text:style-name="P39">рассчитывают обобщенные показатели которые рассчитывают выборку в целом</text:p>
      <text:p text:style-name="P39"><text:span text:style-name="T1">select </text:span><text:span text:style-name="T111">count</text:span><text:span text:style-name="T51">(*)</text:span><text:span text:style-name="T1"> from </text:span><text:span text:style-name="T51">tableName – </text:span><text:span text:style-name="T30">количество строк в таблице</text:span></text:p>
      <text:p text:style-name="P40"><text:span text:style-name="T110">sum </text:span><text:span text:style-name="T30">– </text:span><text:span text:style-name="T31">сумма в колоне</text:span></text:p>
      <text:p text:style-name="P40"><text:span text:style-name="T110">avg </text:span><text:span text:style-name="T30">– </text:span><text:span text:style-name="T31">среднее число по колонке</text:span></text:p>
      <text:p text:style-name="P40"><text:span text:style-name="T7">select</text:span><text:span text:style-name="T31"> </text:span><text:span text:style-name="T112">sum</text:span><text:span text:style-name="T31">(cnt*price_usd*60.1) </text:span><text:span text:style-name="T7">from</text:span><text:span text:style-name="T31"> skill_orders</text:span></text:p>
      <text:p text:style-name="P40"><text:span text:style-name="T110">min / max —</text:span><text:span text:style-name="T31"> соответственно</text:span></text:p>
      <text:p text:style-name="P40"><text:span text:style-name="T7">selec</text:span><text:span text:style-name="T31">t </text:span><text:span text:style-name="T112">min</text:span><text:span text:style-name="T31">(ordr_date), </text:span><text:span text:style-name="T112">max</text:span><text:span text:style-name="T31">(ordr_date) </text:span><text:span text:style-name="T7">from</text:span><text:span text:style-name="T31"> skill_orders — числа и даты</text:span></text:p>
      <text:p text:style-name="P56">строки сортирует по алфавиту </text:p>
      <text:p text:style-name="P41"><text:span text:style-name="T21">select </text:span>DISTINCT <text:span text:style-name="T30">colunmName</text:span> <text:span text:style-name="T21">from</text:span> <text:span text:style-name="T30">tableName – </text:span><text:span text:style-name="T33">уникальные значения</text:span><text:span text:style-name="T31"> </text:span><text:span text:style-name="T30">columnName</text:span></text:p>
      <text:p text:style-name="P41"><text:span text:style-name="T21">select </text:span>DISTINCT<text:span text:style-name="T30"> colunmName1, colunmName2 </text:span><text:span text:style-name="T21">from</text:span><text:span text:style-name="T30"> tableName - </text:span><text:span text:style-name="T33">уникальные значения</text:span><text:span text:style-name="T31"> </text:span><text:span text:style-name="T30">columnName1</text:span><text:span text:style-name="T31"> и 2</text:span></text:p>
      <text:p text:style-name="P41"><text:span text:style-name="T13">select</text:span><text:span text:style-name="T33"> </text:span><text:span text:style-name="T114">count</text:span><text:span text:style-name="T48">(</text:span><text:span text:style-name="T7">DISTINCT</text:span><text:span text:style-name="T31"> colunmName</text:span><text:span text:style-name="T30">)</text:span><text:span text:style-name="T31"> </text:span><text:span text:style-name="T13">from</text:span><text:span text:style-name="T31"> tableName — </text:span><text:span text:style-name="T33">подсчет количества уникальных значений</text:span></text:p>
      <text:p text:style-name="P41"><text:span text:style-name="T13">select </text:span><text:span text:style-name="T33"><text:s/></text:span><text:span text:style-name="T30">colunmName</text:span><text:span text:style-name="T33">, </text:span><text:span text:style-name="T113">count</text:span><text:span text:style-name="T33">(*) as_count </text:span><text:span text:style-name="T13">from</text:span><text:span text:style-name="T33"> </text:span><text:span text:style-name="T31">tableName</text:span><text:span text:style-name="T33"> </text:span><text:span text:style-name="T13">group by</text:span><text:span text:style-name="T33"> <text:s/></text:span><text:span text:style-name="T30">colunmName</text:span></text:p>
      <text:p text:style-name="P41"><text:span text:style-name="T13">select</text:span><text:span text:style-name="T33"> <text:s/></text:span><text:span text:style-name="T30">colunmName</text:span><text:span text:style-name="T33">, </text:span><text:span text:style-name="T30">olunmName2, </text:span><text:span text:style-name="T113">count</text:span><text:span text:style-name="T33">(*) </text:span><text:span text:style-name="T48">cnt, </text:span><text:span text:style-name="T114">sum</text:span><text:span text:style-name="T48">(</text:span><text:span text:style-name="T30">colunm1</text:span><text:span text:style-name="T48">) </text:span><text:span text:style-name="T30">colunm1</text:span><text:span text:style-name="T48">,</text:span><text:span text:style-name="T114">avg</text:span><text:span text:style-name="T48">(</text:span><text:span text:style-name="T30">colunm2</text:span><text:span text:style-name="T48">) <text:s/></text:span><text:span text:style-name="T30">colunm2</text:span></text:p>
      <text:p text:style-name="P41"><text:span text:style-name="T33"><text:tab/> </text:span><text:span text:style-name="T13">from</text:span><text:span text:style-name="T33"> </text:span><text:span text:style-name="T31">tableName</text:span><text:span text:style-name="T33"> </text:span><text:span text:style-name="T13">group by</text:span><text:span text:style-name="T33"> </text:span><text:span text:style-name="T30">colunmName, </text:span><text:span text:style-name="T31">с</text:span><text:span text:style-name="T30">olunmName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556cm" fo:margin-right="0.3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2$Win32 OpenOffice.org_project/4112m1$Build-9809</meta:generator>
    <dc:date>2022-07-28T11:23:32.43</dc:date>
    <meta:editing-duration>P1DT21H25M5S</meta:editing-duration>
    <meta:editing-cycles>78</meta:editing-cycles>
    <meta:document-statistic meta:table-count="1" meta:image-count="1" meta:object-count="0" meta:page-count="5" meta:paragraph-count="197" meta:word-count="1261" meta:character-count="9405"/>
  </office:meta>
</office:document-meta>
</file>